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Droid Sans" svg:font-family="'Droid Sans', Optima, Segoe, 'Segoe UI', Candara, Calibri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5a5a5a" loext:opacity="100%" style:font-name="Droid Sans" fo:font-size="22.5pt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.529cm" fo:margin-bottom="0.265cm" style:contextual-spacing="false" fo:line-height="110%" fo:orphans="2" fo:widows="2" fo:text-indent="0cm" style:auto-text-indent="false"/>
      <style:text-properties fo:font-variant="normal" fo:text-transform="none" fo:color="#5a5a5a" loext:opacity="100%" style:font-name="Droid Sans" fo:font-size="18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5a5a5a" loext:opacity="100%" style:font-name="Droid Sans" fo:letter-spacing="normal" fo:font-style="normal" fo:font-weight="normal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style:contextual-spacing="false" fo:line-height="142%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loext:opacity="100%" style:font-name="Menlo" fo:font-size="9.75pt" fo:letter-spacing="normal" fo:font-style="normal" fo:font-weight="normal"/>
    </style:style>
    <style:style style:name="P5" style:family="paragraph" style:parent-style-name="Preformatted_20_Text">
      <loext:graphic-properties draw:fill="solid" draw:fill-color="#f5f5f5" draw:opacity="100%"/>
      <style:paragraph-properties fo:margin-top="0cm" fo:margin-bottom="0.265cm" style:contextual-spacing="false" fo:line-height="142%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loext:opacity="100%" style:font-name="Menlo" fo:font-size="9.7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c7254e" loext:opacity="100%" style:font-name="Menlo" fo:font-size="12pt" fo:letter-spacing="normal" fo:font-style="normal" fo:font-weight="normal" fo:background-color="#f9f2f4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stall Composer on CentOS 7</text:h>
      <text:h text:style-name="P2" text:outline-level="3">Installation</text:h>
      <text:p text:style-name="P3">The installation process of Composer is relatively simple. First, let's get in the good habit of updating our server.</text:p>
      <text:p text:style-name="P6"><text:span text:style-name="Source_20_Text"><text:span text:style-name="T1"># sudo yum -y update</text:span></text:span></text:p>
      <text:p text:style-name="P3">Switch into the temp directory.</text:p>
      <text:p text:style-name="P6"><text:span text:style-name="Source_20_Text"><text:span text:style-name="T1"># cd /tmp</text:span></text:span></text:p>
      <text:p text:style-name="P3">Install Composer using cURL</text:p>
      <text:p text:style-name="P6"><text:span text:style-name="Source_20_Text"><text:span text:style-name="T1"># sudo curl -sS https://getcomposer.org/installer | php</text:span></text:span></text:p>
      <text:p text:style-name="P3">Want to make Composer globally accessible?</text:p>
      <text:p text:style-name="P4"># mv composer.phar /usr/local/bin/composer</text:p>
      <text:p text:style-name="P5"># chmod +x /usr/local/bin/composer</text:p>
      <text:p text:style-name="P3">To find the version of composer simply use the following command.</text:p>
      <text:p text:style-name="P4"># composer -V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Droid Sans" svg:font-family="'Droid Sans', Optima, Segoe, 'Segoe UI', Candara, Calibri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th" style:country-complex="T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th" style:country-complex="T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ngsana New" style:font-family-complex="'Angsana New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ngsana New" style:font-family-complex="'Angsana New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6T09:56:00.706000000</dc:date>
    <meta:editing-duration>PT8S</meta:editing-duration>
    <meta:editing-cycles>1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4" meta:word-count="77" meta:character-count="496" meta:non-whitespace-character-count="431"/>
  </office:meta>
</office:document-meta>
</file>